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ewport.readObject( java . io . ObjectInputStream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iewport.setClip( boolea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port.setContent( Area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port.getCli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port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port.Viewport( Area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port.writeObject( java . io . Object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iewport.setContentPosition( Rectangle2D c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port.getConten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